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3f0d0" officeooo:paragraph-rsid="0003f0d0" style:font-style-asian="italic" style:font-style-complex="italic"/>
    </style:style>
    <style:style style:name="P2" style:family="paragraph" style:parent-style-name="Heading_20_1">
      <style:text-properties officeooo:rsid="0003f0d0" officeooo:paragraph-rsid="0003f0d0"/>
    </style:style>
    <style:style style:name="P3" style:family="paragraph" style:parent-style-name="Text_20_body">
      <style:text-properties officeooo:rsid="0003f0d0" officeooo:paragraph-rsid="0003f0d0"/>
    </style:style>
    <style:style style:name="P4" style:family="paragraph" style:parent-style-name="Text_20_body">
      <style:text-properties officeooo:rsid="0004b79e" officeooo:paragraph-rsid="0004b7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CV60 Camera Holder</text:p>
      <text:p text:style-name="P1">Version 1.0</text:p>
      <text:p text:style-name="P1"/>
      <text:h text:style-name="P2" text:outline-level="1">Project Goals</text:h>
      <text:p text:style-name="P3">Create a holder to use the CV60 on a Kaiserstand. The main goal is to allow a quick mount / dismount of the camera without tools.</text:p>
      <text:p text:style-name="P3">This is possible because the camera is light, but in any case using high resolution lenses can be challenging.</text:p>
      <text:p text:style-name="P4">The holder should work well for USB and for Ethernet camera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09:53:32.580000000</meta:creation-date>
    <dc:date>2025-03-26T09:56:56.897000000</dc:date>
    <meta:editing-duration>PT3M23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6" meta:word-count="63" meta:character-count="342" meta:non-whitespace-character-count="285"/>
  </office:meta>
</office:document-meta>
</file>